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98000002BDAB50EEF4B199C142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-color="#ffdb58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db58" draw:textarea-horizontal-align="justify" draw:textarea-vertical-align="middle" draw:auto-grow-height="false" fo:min-height="3.29cm" fo:min-width="19.471cm"/>
    </style:style>
    <style:style style:name="gr3" style:family="graphic" style:parent-style-name="standard">
      <style:graphic-properties draw:stroke="none" draw:fill-color="#ffdb58" draw:textarea-vertical-align="middle"/>
    </style:style>
    <style:style style:name="gr4" style:family="graphic" style:parent-style-name="standard">
      <style:graphic-properties draw:stroke="none" draw:fill-color="#ffdb58" draw:opacity="100%" draw:opacity-name="" draw:textarea-vertical-align="middle"/>
    </style:style>
    <style:style style:name="P1" style:family="paragraph">
      <loext:graphic-properties draw:fill-color="#ffdb58"/>
      <style:paragraph-properties fo:text-align="center"/>
    </style:style>
    <style:style style:name="P2" style:family="paragraph">
      <loext:graphic-properties draw:fill-color="#ffdb58" draw:opacity="100%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20.681cm" svg:x="1cm" svg:y="3.629cm">
          <draw:image xlink:href="Pictures/1000000000000298000002BDAB50EEF4B199C142.jpg" xlink:type="simple" xlink:show="embed" xlink:actuate="onLoad">
            <text:p/>
          </draw:image>
        </draw:frame>
        <draw:custom-shape draw:style-name="gr2" draw:text-style-name="P1" draw:layer="layout" svg:width="19.971cm" svg:height="3.54cm" svg:x="0.619cm" svg:y="0cm">
          <text:p/>
          <draw:enhanced-geometry svg:viewBox="0 0 21600 21600" draw:type="rectangle" draw:enhanced-path="M 0 0 L 21600 0 21600 21600 0 21600 0 0 Z N"/>
        </draw:custom-shape>
        <draw:polygon draw:style-name="gr3" draw:text-style-name="P1" draw:layer="layout" svg:width="9.397cm" svg:height="9.778cm" svg:x="0.238cm" svg:y="3.413cm" svg:viewBox="0 0 9398 9779" draw:points="0,8763 0,0 9398,0 9398,381 0,9779">
          <text:p/>
        </draw:polygon>
        <draw:polygon draw:style-name="gr4" draw:text-style-name="P2" draw:layer="layout" svg:width="12.064cm" svg:height="11.429cm" svg:x="9.636cm" svg:y="3.413cm" svg:viewBox="0 0 12065 11430" draw:points="11303,0 0,0 0,254 889,254 11684,11049 12065,11430">
          <text:p/>
        </draw:polygon>
        <draw:polygon draw:style-name="gr3" draw:text-style-name="P1" draw:layer="layout" svg:width="10.651cm" svg:height="12.302cm" svg:x="0.127cm" svg:y="12.065cm" svg:viewBox="0 0 10652 12303" draw:points="0,1000 1000,0 1000,2651 10652,12303 0,12303">
          <text:p/>
        </draw:polygon>
        <draw:polygon draw:style-name="gr3" draw:text-style-name="P1" draw:layer="layout" svg:width="0.999cm" svg:height="14.731cm" svg:x="20.59cm" svg:y="13.573cm" svg:viewBox="0 0 1000 14732" draw:points="0,0 1000,1000 1000,14732 0,14732">
          <text:p/>
        </draw:polygon>
        <draw:polygon draw:style-name="gr3" draw:text-style-name="P1" draw:layer="layout" svg:width="21.192cm" svg:height="4.19cm" svg:x="0cm" svg:y="24.114cm" svg:viewBox="0 0 21193 4191" draw:points="238,0 21193,0 21193,4191 0,4191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opacity draw:name="Transparency_20_1" draw:display-name="Transparency 1" draw:style="rectangular" draw:cx="50%" draw:cy="50%" draw:start="100%" draw:end="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0-25T21:06:14.531867172</dc:date>
    <meta:editing-duration>PT5M59S</meta:editing-duration>
    <meta:editing-cycles>1</meta:editing-cycles>
    <meta:document-statistic meta:object-count="7"/>
    <meta:generator>LibreOffice/6.0.7.3$Linux_X86_64 LibreOffice_project/00m0$Build-3</meta:generator>
  </office:meta>
</office:document-meta>
</file>